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.setCreditCard( String creditC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UserId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rder.getOrder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CardType( String car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BillingAddress( int billing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initOrder( String userId , Cart c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Ord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ExprDate( String expr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Total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Billing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TotalPrice( BigDecimal total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Time( Date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Car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Credit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OrderDate( Date order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ShippingAddress( int shipping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Shipping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OrderId( int ord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getExpr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